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273.13mm" svg:y="167.07mm">
            <draw:object draw:notify-on-update-of-ranges="Sheet1.A2:Sheet1.A6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6.16mm" svg:y="5.51mm">
            <draw:object draw:notify-on-update-of-ranges="Sheet1.A2:Sheet1.A6 Sheet1.B2:Sheet1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3T16:19:06.686164767</meta:creation-date>
    <dc:date>2023-02-13T16:40:29.317914804</dc:date>
    <meta:editing-duration>PT1M2S</meta:editing-duration>
    <meta:editing-cycles>1</meta:editing-cycles>
    <meta:document-statistic meta:table-count="1" meta:cell-count="1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A2:Sheet1.B6" chart:data-source-has-labels="column" svg:x="0.319cm" svg:y="0.18cm" svg:width="12.508cm" svg:height="8.646cm">
          <chartooo:coordinate-region svg:x="0.755cm" svg:y="0.38cm" svg:width="11.978cm" svg:height="7.799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A2:Sheet1.A6</svg:desc>
                </draw:g>
              </table:table-cell>
              <table:table-cell office:value-type="float" office:value="5">
                <text:p>5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:Sheet1.B6" chart:data-source-has-labels="column" svg:x="0.32cm" svg:y="0.18cm" svg:width="12.508cm" svg:height="8.64cm">
          <chartooo:coordinate-region svg:x="0.756cm" svg:y="0.379cm" svg:width="11.978cm" svg:height="7.794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A2:Sheet1.A6</svg:desc>
                </draw:g>
              </table:table-cell>
              <table:table-cell office:value-type="float" office:value="5">
                <text:p>5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